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cm"/>
    </style:style>
    <style:style style:name="co2" style:family="table-column">
      <style:table-column-properties fo:break-before="auto" style:column-width="12.074cm"/>
    </style:style>
    <style:style style:name="co3" style:family="table-column">
      <style:table-column-properties fo:break-before="auto" style:column-width="8.583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3.369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5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Excel_20_Built-in_20_Normal" style:data-style-name="N36">
      <style:table-cell-properties style:glyph-orientation-vertical="0" fo:background-color="#c0504d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 style:data-style-name="N36">
      <style:table-cell-properties style:glyph-orientation-vertical="0" fo:background-color="#ffc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00b0f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fo:background-color="#ddd9c3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dce6f2" style:diagonal-bl-tr="none" style:diagonal-tl-br="none" fo:border="0.088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3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5]))))" style:apply-style-name="Excel_5f_CondFormat_5f_1_5f_1_5f_1" style:base-cell-address="Tabelle1.E5"/>
      <style:map style:condition="is-true-formula(NOT(ISERROR(SEARCH(&quot;Abgeschlossen&quot;;[.E5]))))" style:apply-style-name="Excel_5f_CondFormat_5f_1_5f_1_5f_2" style:base-cell-address="Tabelle1.E5"/>
      <style:map style:condition="is-true-formula(NOT(ISERROR(SEARCH(&quot;Laufend&quot;;[.E5]))))" style:apply-style-name="Excel_5f_CondFormat_5f_1_5f_1_5f_3" style:base-cell-address="Tabelle1.E5"/>
      <style:map style:condition="is-true-formula(NOT(ISERROR(SEARCH(&quot;Ausstehend&quot;;[.E5]))))" style:apply-style-name="Excel_5f_CondFormat_5f_1_5f_1_5f_4" style:base-cell-address="Tabelle1.E5"/>
    </style:style>
    <style:style style:name="ce17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10]))))" style:apply-style-name="Excel_5f_CondFormat_5f_1_5f_2_5f_1" style:base-cell-address="Tabelle1.E10"/>
      <style:map style:condition="is-true-formula(NOT(ISERROR(SEARCH(&quot;Abgeschlossen&quot;;[.E10]))))" style:apply-style-name="Excel_5f_CondFormat_5f_1_5f_2_5f_2" style:base-cell-address="Tabelle1.E10"/>
      <style:map style:condition="is-true-formula(NOT(ISERROR(SEARCH(&quot;Laufend&quot;;[.E10]))))" style:apply-style-name="Excel_5f_CondFormat_5f_1_5f_2_5f_3" style:base-cell-address="Tabelle1.E10"/>
      <style:map style:condition="is-true-formula(NOT(ISERROR(SEARCH(&quot;Ausstehend&quot;;[.E10]))))" style:apply-style-name="Excel_5f_CondFormat_5f_1_5f_2_5f_4" style:base-cell-address="Tabelle1.E10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11]))))" style:apply-style-name="Excel_5f_CondFormat_5f_1_5f_19_5f_1" style:base-cell-address="Tabelle1.E11"/>
      <style:map style:condition="is-true-formula(NOT(ISERROR(SEARCH(&quot;Abgeschlossen&quot;;[.E11]))))" style:apply-style-name="Excel_5f_CondFormat_5f_1_5f_19_5f_2" style:base-cell-address="Tabelle1.E11"/>
      <style:map style:condition="is-true-formula(NOT(ISERROR(SEARCH(&quot;Laufend&quot;;[.E11]))))" style:apply-style-name="Excel_5f_CondFormat_5f_1_5f_19_5f_3" style:base-cell-address="Tabelle1.E11"/>
      <style:map style:condition="is-true-formula(NOT(ISERROR(SEARCH(&quot;Ausstehend&quot;;[.E11]))))" style:apply-style-name="Excel_5f_CondFormat_5f_1_5f_19_5f_4" style:base-cell-address="Tabelle1.E11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15]))))" style:apply-style-name="Excel_5f_CondFormat_5f_1_5f_3_5f_1" style:base-cell-address="Tabelle1.E15"/>
      <style:map style:condition="is-true-formula(NOT(ISERROR(SEARCH(&quot;Abgeschlossen&quot;;[.E15]))))" style:apply-style-name="Excel_5f_CondFormat_5f_1_5f_3_5f_2" style:base-cell-address="Tabelle1.E15"/>
      <style:map style:condition="is-true-formula(NOT(ISERROR(SEARCH(&quot;Laufend&quot;;[.E15]))))" style:apply-style-name="Excel_5f_CondFormat_5f_1_5f_3_5f_3" style:base-cell-address="Tabelle1.E15"/>
      <style:map style:condition="is-true-formula(NOT(ISERROR(SEARCH(&quot;Ausstehend&quot;;[.E15]))))" style:apply-style-name="Excel_5f_CondFormat_5f_1_5f_3_5f_4" style:base-cell-address="Tabelle1.E15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20]))))" style:apply-style-name="Excel_5f_CondFormat_5f_1_5f_4_5f_1" style:base-cell-address="Tabelle1.E20"/>
      <style:map style:condition="is-true-formula(NOT(ISERROR(SEARCH(&quot;Abgeschlossen&quot;;[.E20]))))" style:apply-style-name="Excel_5f_CondFormat_5f_1_5f_4_5f_2" style:base-cell-address="Tabelle1.E20"/>
      <style:map style:condition="is-true-formula(NOT(ISERROR(SEARCH(&quot;Laufend&quot;;[.E20]))))" style:apply-style-name="Excel_5f_CondFormat_5f_1_5f_4_5f_3" style:base-cell-address="Tabelle1.E20"/>
      <style:map style:condition="is-true-formula(NOT(ISERROR(SEARCH(&quot;Ausstehend&quot;;[.E20]))))" style:apply-style-name="Excel_5f_CondFormat_5f_1_5f_4_5f_4" style:base-cell-address="Tabelle1.E20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21]))))" style:apply-style-name="Excel_5f_CondFormat_5f_1_5f_5_5f_1" style:base-cell-address="Tabelle1.E21"/>
      <style:map style:condition="is-true-formula(NOT(ISERROR(SEARCH(&quot;Abgeschlossen&quot;;[.E21]))))" style:apply-style-name="Excel_5f_CondFormat_5f_1_5f_5_5f_2" style:base-cell-address="Tabelle1.E21"/>
      <style:map style:condition="is-true-formula(NOT(ISERROR(SEARCH(&quot;Laufend&quot;;[.E21]))))" style:apply-style-name="Excel_5f_CondFormat_5f_1_5f_5_5f_3" style:base-cell-address="Tabelle1.E21"/>
      <style:map style:condition="is-true-formula(NOT(ISERROR(SEARCH(&quot;Ausstehend&quot;;[.E21]))))" style:apply-style-name="Excel_5f_CondFormat_5f_1_5f_5_5f_4" style:base-cell-address="Tabelle1.E21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30]))))" style:apply-style-name="Excel_5f_CondFormat_5f_1_5f_6_5f_1" style:base-cell-address="Tabelle1.E30"/>
      <style:map style:condition="is-true-formula(NOT(ISERROR(SEARCH(&quot;Abgeschlossen&quot;;[.E30]))))" style:apply-style-name="Excel_5f_CondFormat_5f_1_5f_6_5f_2" style:base-cell-address="Tabelle1.E30"/>
      <style:map style:condition="is-true-formula(NOT(ISERROR(SEARCH(&quot;Laufend&quot;;[.E30]))))" style:apply-style-name="Excel_5f_CondFormat_5f_1_5f_6_5f_3" style:base-cell-address="Tabelle1.E30"/>
      <style:map style:condition="is-true-formula(NOT(ISERROR(SEARCH(&quot;Ausstehend&quot;;[.E30]))))" style:apply-style-name="Excel_5f_CondFormat_5f_1_5f_6_5f_4" style:base-cell-address="Tabelle1.E30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35]))))" style:apply-style-name="Excel_5f_CondFormat_5f_1_5f_7_5f_1" style:base-cell-address="Tabelle1.E35"/>
      <style:map style:condition="is-true-formula(NOT(ISERROR(SEARCH(&quot;Abgeschlossen&quot;;[.E35]))))" style:apply-style-name="Excel_5f_CondFormat_5f_1_5f_7_5f_2" style:base-cell-address="Tabelle1.E35"/>
      <style:map style:condition="is-true-formula(NOT(ISERROR(SEARCH(&quot;Laufend&quot;;[.E35]))))" style:apply-style-name="Excel_5f_CondFormat_5f_1_5f_7_5f_3" style:base-cell-address="Tabelle1.E35"/>
      <style:map style:condition="is-true-formula(NOT(ISERROR(SEARCH(&quot;Ausstehend&quot;;[.E35]))))" style:apply-style-name="Excel_5f_CondFormat_5f_1_5f_7_5f_4" style:base-cell-address="Tabelle1.E35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40]))))" style:apply-style-name="Excel_5f_CondFormat_5f_1_5f_8_5f_1" style:base-cell-address="Tabelle1.E40"/>
      <style:map style:condition="is-true-formula(NOT(ISERROR(SEARCH(&quot;Abgeschlossen&quot;;[.E40]))))" style:apply-style-name="Excel_5f_CondFormat_5f_1_5f_8_5f_2" style:base-cell-address="Tabelle1.E40"/>
      <style:map style:condition="is-true-formula(NOT(ISERROR(SEARCH(&quot;Laufend&quot;;[.E40]))))" style:apply-style-name="Excel_5f_CondFormat_5f_1_5f_8_5f_3" style:base-cell-address="Tabelle1.E40"/>
      <style:map style:condition="is-true-formula(NOT(ISERROR(SEARCH(&quot;Ausstehend&quot;;[.E40]))))" style:apply-style-name="Excel_5f_CondFormat_5f_1_5f_8_5f_4" style:base-cell-address="Tabelle1.E40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45]))))" style:apply-style-name="Excel_5f_CondFormat_5f_1_5f_9_5f_1" style:base-cell-address="Tabelle1.E45"/>
      <style:map style:condition="is-true-formula(NOT(ISERROR(SEARCH(&quot;Abgeschlossen&quot;;[.E45]))))" style:apply-style-name="Excel_5f_CondFormat_5f_1_5f_9_5f_2" style:base-cell-address="Tabelle1.E45"/>
      <style:map style:condition="is-true-formula(NOT(ISERROR(SEARCH(&quot;Laufend&quot;;[.E45]))))" style:apply-style-name="Excel_5f_CondFormat_5f_1_5f_9_5f_3" style:base-cell-address="Tabelle1.E45"/>
      <style:map style:condition="is-true-formula(NOT(ISERROR(SEARCH(&quot;Ausstehend&quot;;[.E45]))))" style:apply-style-name="Excel_5f_CondFormat_5f_1_5f_9_5f_4" style:base-cell-address="Tabelle1.E45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50]))))" style:apply-style-name="Excel_5f_CondFormat_5f_1_5f_10_5f_1" style:base-cell-address="Tabelle1.E50"/>
      <style:map style:condition="is-true-formula(NOT(ISERROR(SEARCH(&quot;Abgeschlossen&quot;;[.E50]))))" style:apply-style-name="Excel_5f_CondFormat_5f_1_5f_10_5f_2" style:base-cell-address="Tabelle1.E50"/>
      <style:map style:condition="is-true-formula(NOT(ISERROR(SEARCH(&quot;Laufend&quot;;[.E50]))))" style:apply-style-name="Excel_5f_CondFormat_5f_1_5f_10_5f_3" style:base-cell-address="Tabelle1.E50"/>
      <style:map style:condition="is-true-formula(NOT(ISERROR(SEARCH(&quot;Ausstehend&quot;;[.E50]))))" style:apply-style-name="Excel_5f_CondFormat_5f_1_5f_10_5f_4" style:base-cell-address="Tabelle1.E5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55]))))" style:apply-style-name="Excel_5f_CondFormat_5f_1_5f_11_5f_1" style:base-cell-address="Tabelle1.E55"/>
      <style:map style:condition="is-true-formula(NOT(ISERROR(SEARCH(&quot;Abgeschlossen&quot;;[.E55]))))" style:apply-style-name="Excel_5f_CondFormat_5f_1_5f_11_5f_2" style:base-cell-address="Tabelle1.E55"/>
      <style:map style:condition="is-true-formula(NOT(ISERROR(SEARCH(&quot;Laufend&quot;;[.E55]))))" style:apply-style-name="Excel_5f_CondFormat_5f_1_5f_11_5f_3" style:base-cell-address="Tabelle1.E55"/>
      <style:map style:condition="is-true-formula(NOT(ISERROR(SEARCH(&quot;Ausstehend&quot;;[.E55]))))" style:apply-style-name="Excel_5f_CondFormat_5f_1_5f_11_5f_4" style:base-cell-address="Tabelle1.E55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60]))))" style:apply-style-name="Excel_5f_CondFormat_5f_1_5f_12_5f_1" style:base-cell-address="Tabelle1.E60"/>
      <style:map style:condition="is-true-formula(NOT(ISERROR(SEARCH(&quot;Abgeschlossen&quot;;[.E60]))))" style:apply-style-name="Excel_5f_CondFormat_5f_1_5f_12_5f_2" style:base-cell-address="Tabelle1.E60"/>
      <style:map style:condition="is-true-formula(NOT(ISERROR(SEARCH(&quot;Laufend&quot;;[.E60]))))" style:apply-style-name="Excel_5f_CondFormat_5f_1_5f_12_5f_3" style:base-cell-address="Tabelle1.E60"/>
      <style:map style:condition="is-true-formula(NOT(ISERROR(SEARCH(&quot;Ausstehend&quot;;[.E60]))))" style:apply-style-name="Excel_5f_CondFormat_5f_1_5f_12_5f_4" style:base-cell-address="Tabelle1.E60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65]))))" style:apply-style-name="Excel_5f_CondFormat_5f_1_5f_13_5f_1" style:base-cell-address="Tabelle1.E65"/>
      <style:map style:condition="is-true-formula(NOT(ISERROR(SEARCH(&quot;Abgeschlossen&quot;;[.E65]))))" style:apply-style-name="Excel_5f_CondFormat_5f_1_5f_13_5f_2" style:base-cell-address="Tabelle1.E65"/>
      <style:map style:condition="is-true-formula(NOT(ISERROR(SEARCH(&quot;Laufend&quot;;[.E65]))))" style:apply-style-name="Excel_5f_CondFormat_5f_1_5f_13_5f_3" style:base-cell-address="Tabelle1.E65"/>
      <style:map style:condition="is-true-formula(NOT(ISERROR(SEARCH(&quot;Ausstehend&quot;;[.E65]))))" style:apply-style-name="Excel_5f_CondFormat_5f_1_5f_13_5f_4" style:base-cell-address="Tabelle1.E65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70]))))" style:apply-style-name="Excel_5f_CondFormat_5f_1_5f_14_5f_1" style:base-cell-address="Tabelle1.E70"/>
      <style:map style:condition="is-true-formula(NOT(ISERROR(SEARCH(&quot;Abgeschlossen&quot;;[.E70]))))" style:apply-style-name="Excel_5f_CondFormat_5f_1_5f_14_5f_2" style:base-cell-address="Tabelle1.E70"/>
      <style:map style:condition="is-true-formula(NOT(ISERROR(SEARCH(&quot;Laufend&quot;;[.E70]))))" style:apply-style-name="Excel_5f_CondFormat_5f_1_5f_14_5f_3" style:base-cell-address="Tabelle1.E70"/>
      <style:map style:condition="is-true-formula(NOT(ISERROR(SEARCH(&quot;Ausstehend&quot;;[.E70]))))" style:apply-style-name="Excel_5f_CondFormat_5f_1_5f_14_5f_4" style:base-cell-address="Tabelle1.E70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75]))))" style:apply-style-name="Excel_5f_CondFormat_5f_1_5f_15_5f_1" style:base-cell-address="Tabelle1.E75"/>
      <style:map style:condition="is-true-formula(NOT(ISERROR(SEARCH(&quot;Abgeschlossen&quot;;[.E75]))))" style:apply-style-name="Excel_5f_CondFormat_5f_1_5f_15_5f_2" style:base-cell-address="Tabelle1.E75"/>
      <style:map style:condition="is-true-formula(NOT(ISERROR(SEARCH(&quot;Laufend&quot;;[.E75]))))" style:apply-style-name="Excel_5f_CondFormat_5f_1_5f_15_5f_3" style:base-cell-address="Tabelle1.E75"/>
      <style:map style:condition="is-true-formula(NOT(ISERROR(SEARCH(&quot;Ausstehend&quot;;[.E75]))))" style:apply-style-name="Excel_5f_CondFormat_5f_1_5f_15_5f_4" style:base-cell-address="Tabelle1.E75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80]))))" style:apply-style-name="Excel_5f_CondFormat_5f_1_5f_16_5f_1" style:base-cell-address="Tabelle1.E80"/>
      <style:map style:condition="is-true-formula(NOT(ISERROR(SEARCH(&quot;Abgeschlossen&quot;;[.E80]))))" style:apply-style-name="Excel_5f_CondFormat_5f_1_5f_16_5f_2" style:base-cell-address="Tabelle1.E80"/>
      <style:map style:condition="is-true-formula(NOT(ISERROR(SEARCH(&quot;Laufend&quot;;[.E80]))))" style:apply-style-name="Excel_5f_CondFormat_5f_1_5f_16_5f_3" style:base-cell-address="Tabelle1.E80"/>
      <style:map style:condition="is-true-formula(NOT(ISERROR(SEARCH(&quot;Ausstehend&quot;;[.E80]))))" style:apply-style-name="Excel_5f_CondFormat_5f_1_5f_16_5f_4" style:base-cell-address="Tabelle1.E80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85]))))" style:apply-style-name="Excel_5f_CondFormat_5f_1_5f_17_5f_1" style:base-cell-address="Tabelle1.E85"/>
      <style:map style:condition="is-true-formula(NOT(ISERROR(SEARCH(&quot;Abgeschlossen&quot;;[.E85]))))" style:apply-style-name="Excel_5f_CondFormat_5f_1_5f_17_5f_2" style:base-cell-address="Tabelle1.E85"/>
      <style:map style:condition="is-true-formula(NOT(ISERROR(SEARCH(&quot;Laufend&quot;;[.E85]))))" style:apply-style-name="Excel_5f_CondFormat_5f_1_5f_17_5f_3" style:base-cell-address="Tabelle1.E85"/>
      <style:map style:condition="is-true-formula(NOT(ISERROR(SEARCH(&quot;Ausstehend&quot;;[.E85]))))" style:apply-style-name="Excel_5f_CondFormat_5f_1_5f_17_5f_4" style:base-cell-address="Tabelle1.E85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90]))))" style:apply-style-name="Excel_5f_CondFormat_5f_1_5f_18_5f_1" style:base-cell-address="Tabelle1.E90"/>
      <style:map style:condition="is-true-formula(NOT(ISERROR(SEARCH(&quot;Abgeschlossen&quot;;[.E90]))))" style:apply-style-name="Excel_5f_CondFormat_5f_1_5f_18_5f_2" style:base-cell-address="Tabelle1.E90"/>
      <style:map style:condition="is-true-formula(NOT(ISERROR(SEARCH(&quot;Laufend&quot;;[.E90]))))" style:apply-style-name="Excel_5f_CondFormat_5f_1_5f_18_5f_3" style:base-cell-address="Tabelle1.E90"/>
      <style:map style:condition="is-true-formula(NOT(ISERROR(SEARCH(&quot;Ausstehend&quot;;[.E90]))))" style:apply-style-name="Excel_5f_CondFormat_5f_1_5f_18_5f_4" style:base-cell-address="Tabelle1.E90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100]))))" style:apply-style-name="Excel_5f_CondFormat_5f_1_5f_20_5f_1" style:base-cell-address="Tabelle1.E100"/>
      <style:map style:condition="is-true-formula(NOT(ISERROR(SEARCH(&quot;Abgeschlossen&quot;;[.E100]))))" style:apply-style-name="Excel_5f_CondFormat_5f_1_5f_20_5f_2" style:base-cell-address="Tabelle1.E100"/>
      <style:map style:condition="is-true-formula(NOT(ISERROR(SEARCH(&quot;Laufend&quot;;[.E100]))))" style:apply-style-name="Excel_5f_CondFormat_5f_1_5f_20_5f_3" style:base-cell-address="Tabelle1.E100"/>
      <style:map style:condition="is-true-formula(NOT(ISERROR(SEARCH(&quot;Ausstehend&quot;;[.E100]))))" style:apply-style-name="Excel_5f_CondFormat_5f_1_5f_20_5f_4" style:base-cell-address="Tabelle1.E100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101]))))" style:apply-style-name="Excel_5f_CondFormat_5f_1_5f_21_5f_1" style:base-cell-address="Tabelle1.E101"/>
      <style:map style:condition="is-true-formula(NOT(ISERROR(SEARCH(&quot;Abgeschlossen&quot;;[.E101]))))" style:apply-style-name="Excel_5f_CondFormat_5f_1_5f_21_5f_2" style:base-cell-address="Tabelle1.E101"/>
      <style:map style:condition="is-true-formula(NOT(ISERROR(SEARCH(&quot;Laufend&quot;;[.E101]))))" style:apply-style-name="Excel_5f_CondFormat_5f_1_5f_21_5f_3" style:base-cell-address="Tabelle1.E101"/>
      <style:map style:condition="is-true-formula(NOT(ISERROR(SEARCH(&quot;Ausstehend&quot;;[.E101]))))" style:apply-style-name="Excel_5f_CondFormat_5f_1_5f_21_5f_4" style:base-cell-address="Tabelle1.E101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Gestoppt&quot;;[.E110]))))" style:apply-style-name="Excel_5f_CondFormat_5f_1_5f_22_5f_1" style:base-cell-address="Tabelle1.E110"/>
      <style:map style:condition="is-true-formula(NOT(ISERROR(SEARCH(&quot;Abgeschlossen&quot;;[.E110]))))" style:apply-style-name="Excel_5f_CondFormat_5f_1_5f_22_5f_2" style:base-cell-address="Tabelle1.E110"/>
      <style:map style:condition="is-true-formula(NOT(ISERROR(SEARCH(&quot;Laufend&quot;;[.E110]))))" style:apply-style-name="Excel_5f_CondFormat_5f_1_5f_22_5f_3" style:base-cell-address="Tabelle1.E110"/>
      <style:map style:condition="is-true-formula(NOT(ISERROR(SEARCH(&quot;Ausstehend&quot;;[.E110]))))" style:apply-style-name="Excel_5f_CondFormat_5f_1_5f_22_5f_4" style:base-cell-address="Tabelle1.E110"/>
    </style:style>
    <style:style style:name="ce3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fo:background-color="#ffc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00b05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Status)" table:allow-empty-cell="true" table:display-list="unsorted" table:base-cell-address="Tabelle1.E4">
          <table:error-message table:message-type="stop" table:display="true"/>
        </table:content-validation>
        <table:content-validation table:name="val2" table:condition="of:cell-content-is-in-list(Status)" table:allow-empty-cell="true" table:display-list="unsorted" table:base-cell-address="Tabelle2.A1">
          <table:error-message table:message-type="stop" table:display="true"/>
        </table:content-validation>
      </table:content-validation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251" table:default-cell-style-name="Excel_20_Built-in_20_Normal"/>
        <table:table-row table:style-name="ro1">
          <table:table-cell table:style-name="ce1" office:value-type="string">
            <text:p>Protokoll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3-11">
            <text:p>11.03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Simon Spangher</text:p>
          </table:table-cell>
          <table:table-cell table:style-name="ce7" office:value-type="string">
            <text:p>Erstentwurf einer Internetseite auf folgende Inhalte für das Kino dargestellt werden soll: Kinoprogramm, Preise, Veranstaltung</text:p>
          </table:table-cell>
          <table:table-cell table:style-name="ce9" office:value-type="string">
            <text:p>Joomla Grundkenntnisse via Videotutorial </text:p>
            <text:p>aneignen</text:p>
          </table:table-cell>
          <table:table-cell table:style-name="ce11" office:value-type="date" office:date-value="2015-04-09">
            <text:p>09.04.15</text:p>
          </table:table-cell>
          <table:table-cell table:style-name="ce15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16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Johanes Ullrich</text:p>
          </table:table-cell>
          <table:table-cell table:style-name="ce8" office:value-type="string">
            <text:p>Überlegen des allgemeinen Aufbaus des Programms und erstellen eines ersten Fensters, welches den Kinosaal darstellt.</text:p>
          </table:table-cell>
          <table:table-cell table:style-name="ce10" office:value-type="string">
            <text:p>Erstellen eines Kinosaals</text:p>
          </table:table-cell>
          <table:table-cell table:style-name="ce13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3-12">
            <text:p>12.03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Simon Spangher</text:p>
          </table:table-cell>
          <table:table-cell table:style-name="ce7" office:value-type="string">
            <text:p>Erstentwurf einer Internetseite auf folgende Inhalte für das Kino dargestellt werden soll: Kinoprogramm, Preise, Veranstaltung</text:p>
          </table:table-cell>
          <table:table-cell table:style-name="ce9" office:value-type="string">
            <text:p>Joomla Grundkenntnisse via Videotutorial </text:p>
            <text:p>aneignen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18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Johanes Ullrich</text:p>
          </table:table-cell>
          <table:table-cell table:style-name="ce8" office:value-type="string">
            <text:p>Den Kinosaal dynamisch mit Daten aus der Datenbank erstellen. Hinzufügen der Leinwand als Bild.</text:p>
          </table:table-cell>
          <table:table-cell table:style-name="ce10" office:value-type="string">
            <text:p>Erstellen eines Kinosaals</text:p>
          </table:table-cell>
          <table:table-cell table:style-name="ce13"/>
          <table:table-cell table:style-name="ce19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3-18">
            <text:p>18.03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Simon Spangher</text:p>
          </table:table-cell>
          <table:table-cell table:style-name="ce7" office:value-type="string">
            <text:p>Erstentwurf einer Internetseite auf folgende Inhalte für das Kino dargestellt werden soll: Kinoprogramm, Preise, Veranstaltung</text:p>
          </table:table-cell>
          <table:table-cell table:style-name="ce9" office:value-type="string">
            <text:p>Joomla Grundkenntnisse via Videotutorial </text:p>
            <text:p>aneignen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20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Johanes Ullrich</text:p>
          </table:table-cell>
          <table:table-cell table:style-name="ce8" office:value-type="string">
            <text:p>Hinzufügen einer Startseite und aufteilen des Programms in eigene Klassen ( DB-Zugriff, Saal, Startseite, Kino )</text:p>
          </table:table-cell>
          <table:table-cell table:style-name="ce10" office:value-type="string">
            <text:p>Optische Anpassungen / Aufbau gestalten</text:p>
          </table:table-cell>
          <table:table-cell table:style-name="ce13"/>
          <table:table-cell table:style-name="ce20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3-19">
            <text:p>19.03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Simon Spangher</text:p>
          </table:table-cell>
          <table:table-cell table:style-name="ce7" office:value-type="string">
            <text:p>Entwurf eines Datenbank Modells</text:p>
          </table:table-cell>
          <table:table-cell table:style-name="ce9" office:value-type="string">
            <text:p>Erstes Entity Relationship Modell in Absprache</text:p>
            <text:p>mit den Teamkollegen erstellt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21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Johanes Ullrich</text:p>
          </table:table-cell>
          <table:table-cell table:style-name="ce8" office:value-type="string">
            <text:p>Der Startseite ein Bild hinzugefügt, Menü erstellt, ein Fenster zur Auswahl des Films/Vorstellung erstellt</text:p>
          </table:table-cell>
          <table:table-cell table:style-name="ce10" office:value-type="string">
            <text:p>Optische Anpassungen / Aufbau gestalten</text:p>
          </table:table-cell>
          <table:table-cell table:style-name="ce13"/>
          <table:table-cell table:style-name="ce22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3-25">
            <text:p>25.03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5">
          <table:table-cell table:style-name="ce3" office:value-type="string">
            <text:p>Simon Spangher</text:p>
          </table:table-cell>
          <table:table-cell table:style-name="ce7" office:value-type="string">
            <text:p>Entwurf eines Datenbank Modells</text:p>
          </table:table-cell>
          <table:table-cell table:style-name="ce9" office:value-type="string">
            <text:p>Bei dem Entwurf sind nicht bedachte Probleme</text:p>
            <text:p>aufgetaucht, sodass der Umfang und das</text:p>
            <text:p>Konzept des Projekts und dementsprechend</text:p>
            <text:p>die Datenbank auf einen</text:p>
            <text:p>Stand reduziert wurden, sodass das Projekt</text:p>
            <text:p>in den wenigen Wochen realistisch umsetzbar ist</text:p>
            <text:p>(must to have)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22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Johanes Ullrich</text:p>
          </table:table-cell>
          <table:table-cell table:style-name="ce8" office:value-type="string">
            <text:p>Einen Beenden-Button ins Menü eingefügt, allgemeine Formatierung weiterentwickelt.</text:p>
          </table:table-cell>
          <table:table-cell table:style-name="ce10" office:value-type="string">
            <text:p>Optische Anpassungen / Aufbau gestalten</text:p>
          </table:table-cell>
          <table:table-cell table:style-name="ce13"/>
          <table:table-cell table:style-name="ce19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3-26">
            <text:p>26.03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6">
          <table:table-cell table:style-name="ce3" office:value-type="string">
            <text:p>Simon Spangher</text:p>
          </table:table-cell>
          <table:table-cell table:style-name="ce7" office:value-type="string">
            <text:p>Entwurf eines Datenbank Modells</text:p>
          </table:table-cell>
          <table:table-cell table:style-name="ce9" office:value-type="string">
            <text:p>Beziehungsregeln und Grundsetzliche Funktion</text:p>
            <text:p>der Tabellen definiert und in der Datenbank</text:p>
            <text:p>teilweise umgesetzt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23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Johanes Ullrich</text:p>
          </table:table-cell>
          <table:table-cell table:style-name="ce8" office:value-type="string">
            <text:p>Für die verschiedenen Datenbankzugriffe Methoden erstellt. 'Kein_Sitz_Exception' erstellt.</text:p>
          </table:table-cell>
          <table:table-cell table:style-name="ce10" office:value-type="string">
            <text:p>Reservierung durchführen</text:p>
          </table:table-cell>
          <table:table-cell table:style-name="ce13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07">
            <text:p>07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6">
          <table:table-cell table:style-name="ce3" office:value-type="string">
            <text:p>Simon Spangher</text:p>
          </table:table-cell>
          <table:table-cell table:style-name="ce7" office:value-type="string">
            <text:p>Entwurf eines Datenbank Modells</text:p>
          </table:table-cell>
          <table:table-cell table:style-name="ce9" office:value-type="string">
            <text:p>Beziehungsregeln und Grundsätzliche Funktion</text:p>
            <text:p>der Tabellen definiert und in der Datenbank</text:p>
            <text:p>teilweise umgesetzt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24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Johanes Ullrich</text:p>
          </table:table-cell>
          <table:table-cell table:style-name="ce8" office:value-type="string">
            <text:p>Den Kinositzen Bilder hinzugefügt:</text:p>
            <text:p>Eine erste Reservierung durchgeführt.</text:p>
          </table:table-cell>
          <table:table-cell table:style-name="ce10" office:value-type="string">
            <text:p>Reservierung durchführen</text:p>
          </table:table-cell>
          <table:table-cell table:style-name="ce13"/>
          <table:table-cell table:style-name="ce19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08">
            <text:p>08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Simon Spangher</text:p>
          </table:table-cell>
          <table:table-cell table:style-name="ce7" office:value-type="string">
            <text:p>Entwurf eines Datenbank Modells</text:p>
          </table:table-cell>
          <table:table-cell table:style-name="ce9" office:value-type="string">
            <text:p>Erstentwurf der Datenbank für Projektkollegen</text:p>
            <text:p>mit Datensätzen gefüllt und bereitgestellt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25" table:content-validation-name="val1" office:value-type="string">
            <text:p>Laufend</text:p>
          </table:table-cell>
          <table:table-cell table:number-columns-repeated="251"/>
        </table:table-row>
        <table:table-row table:style-name="ro7">
          <table:table-cell table:style-name="ce5" office:value-type="string">
            <text:p>Johanes Ullrich</text:p>
          </table:table-cell>
          <table:table-cell table:style-name="ce8" office:value-type="string">
            <text:p>Ein Fenster für die Kundenauswahl erstellt.</text:p>
          </table:table-cell>
          <table:table-cell table:style-name="ce10" office:value-type="string">
            <text:p>Kundenauswahl durchführen</text:p>
          </table:table-cell>
          <table:table-cell table:style-name="ce13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09">
            <text:p>09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6">
          <table:table-cell table:style-name="ce3" office:value-type="string">
            <text:p>Simon Spangher</text:p>
          </table:table-cell>
          <table:table-cell table:style-name="ce7" office:value-type="string">
            <text:p>Entwurf eines Datenbank Modells</text:p>
          </table:table-cell>
          <table:table-cell table:style-name="ce9" office:value-type="string">
            <text:p>Änderungen an der Datenbank vorgenommen</text:p>
            <text:p>und für Projektkollegen mit Datensätzen gefüllt </text:p>
            <text:p>und bereitgestellt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26" table:content-validation-name="val1" office:value-type="string">
            <text:p>Laufend</text:p>
          </table:table-cell>
          <table:table-cell table:number-columns-repeated="251"/>
        </table:table-row>
        <table:table-row table:style-name="ro7">
          <table:table-cell table:style-name="ce5" office:value-type="string">
            <text:p>Johanes Ullrich</text:p>
          </table:table-cell>
          <table:table-cell table:style-name="ce8" office:value-type="string">
            <text:p>Einige optische Anpassungen durchgeführt.</text:p>
          </table:table-cell>
          <table:table-cell table:style-name="ce10" office:value-type="string">
            <text:p>Kundenauswahl durchführen</text:p>
          </table:table-cell>
          <table:table-cell table:style-name="ce13"/>
          <table:table-cell table:style-name="ce19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10">
            <text:p>10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Simon Spangher</text:p>
          </table:table-cell>
          <table:table-cell table:style-name="ce7" office:value-type="string">
            <text:p>Fortsetzung Erstellung Internetseite</text:p>
          </table:table-cell>
          <table:table-cell table:style-name="ce9" office:value-type="string">
            <text:p>Joomla Grundkenntnisse via Videotutorial </text:p>
            <text:p>aneignen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27" table:content-validation-name="val1" office:value-type="string">
            <text:p>Laufend</text:p>
          </table:table-cell>
          <table:table-cell table:number-columns-repeated="251"/>
        </table:table-row>
        <table:table-row table:style-name="ro7">
          <table:table-cell table:style-name="ce5" office:value-type="string">
            <text:p>Johanes Ullrich</text:p>
          </table:table-cell>
          <table:table-cell table:style-name="ce8" office:value-type="string">
            <text:p>Ein Anmeldungsfenster erstellt.</text:p>
          </table:table-cell>
          <table:table-cell table:style-name="ce10" office:value-type="string">
            <text:p>Benutzerlogin erstellen</text:p>
          </table:table-cell>
          <table:table-cell table:style-name="ce13"/>
          <table:table-cell table:style-name="ce19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11">
            <text:p>11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8">
          <table:table-cell table:style-name="ce3" office:value-type="string">
            <text:p>Simon Spangher</text:p>
          </table:table-cell>
          <table:table-cell table:style-name="ce7" office:value-type="string">
            <text:p>Erstentwurf einer Internetseite auf folgende Inhalte für das Kino dargestellt werden soll: Kinoprogramm, Preise, Veranstaltung</text:p>
          </table:table-cell>
          <table:table-cell table:style-name="ce9" office:value-type="string">
            <text:p>Ursprünglich geplante Gestaltung der </text:p>
            <text:p>Internetseite verworfen und auf ein Minimum</text:p>
            <text:p>begrenzt, sodass es für die spätere</text:p>
            <text:p>Projektpräsentation aussreichend ist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28" table:content-validation-name="val1" office:value-type="string">
            <text:p>Laufend</text:p>
          </table:table-cell>
          <table:table-cell table:number-columns-repeated="251"/>
        </table:table-row>
        <table:table-row table:style-name="ro6">
          <table:table-cell table:style-name="ce5" office:value-type="string">
            <text:p>Johanes Ullrich</text:p>
          </table:table-cell>
          <table:table-cell table:style-name="ce8" office:value-type="string">
            <text:p>Ein Fenster zum erstellen eines Neuen Kunden erstellt mit einer Exception 'Feld_Leer_Excetption'. </text:p>
            <text:p>Vaterexcetion für <text:s/>einstufige Vererbung erstellt.</text:p>
          </table:table-cell>
          <table:table-cell table:style-name="ce10" office:value-type="string">
            <text:p>Neuen Kunden erstellen</text:p>
          </table:table-cell>
          <table:table-cell table:style-name="ce13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12">
            <text:p>12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7">
          <table:table-cell table:style-name="ce3" office:value-type="string">
            <text:p>Simon Spangher</text:p>
          </table:table-cell>
          <table:table-cell table:style-name="ce7" office:value-type="string">
            <text:p>Erstentwurf einer Internetseite</text:p>
          </table:table-cell>
          <table:table-cell table:style-name="ce9" office:value-type="string">
            <text:p>Erstentwurf einer Internetseite fertiggestellt</text:p>
          </table:table-cell>
          <table:table-cell table:style-name="ce14"/>
          <table:table-cell table:style-name="ce19" table:content-validation-name="val1" office:value-type="string">
            <text:p>Abgeschlossen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29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Johanes Ullrich</text:p>
          </table:table-cell>
          <table:table-cell table:style-name="ce8" office:value-type="string">
            <text:p>Einige optische Anpassungen durchgeführt.</text:p>
            <text:p>Einen neuen Kunden in die Datenbank geschrieben.</text:p>
          </table:table-cell>
          <table:table-cell table:style-name="ce10" office:value-type="string">
            <text:p>Neuen Kunden erstellen</text:p>
          </table:table-cell>
          <table:table-cell table:style-name="ce13"/>
          <table:table-cell table:style-name="ce19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15">
            <text:p>15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8">
          <table:table-cell table:style-name="ce3" office:value-type="string">
            <text:p>Simon Spangher</text:p>
          </table:table-cell>
          <table:table-cell table:style-name="ce7" office:value-type="string">
            <text:p>Erweiterung der Internetseite</text:p>
          </table:table-cell>
          <table:table-cell table:style-name="ce9" office:value-type="string">
            <text:p>Gespeicherte Filminformationen in der</text:p>
            <text:p>Datenbank auf der Internetseite dastellen,</text:p>
            <text:p>dabei sind Probleme mit der Anbindung</text:p>
            <text:p>an die Datenbank aufgetreten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30" table:content-validation-name="val1" office:value-type="string">
            <text:p>Laufend</text:p>
          </table:table-cell>
          <table:table-cell table:number-columns-repeated="251"/>
        </table:table-row>
        <table:table-row table:style-name="ro7">
          <table:table-cell table:style-name="ce5" office:value-type="string">
            <text:p>Johanes Ullrich</text:p>
          </table:table-cell>
          <table:table-cell table:style-name="ce8" office:value-type="string">
            <text:p>Klasse zum löschen aller Reservierungen einer Vorstellung erstellt.</text:p>
          </table:table-cell>
          <table:table-cell table:style-name="ce10" office:value-type="string">
            <text:p>Reservierungen löschen</text:p>
          </table:table-cell>
          <table:table-cell table:style-name="ce13"/>
          <table:table-cell table:style-name="ce30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16">
            <text:p>16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Simon Spangher</text:p>
          </table:table-cell>
          <table:table-cell table:style-name="ce7" office:value-type="string">
            <text:p>Erweiterung der Internetseite</text:p>
          </table:table-cell>
          <table:table-cell table:style-name="ce9" office:value-type="string">
            <text:p>Versuch, Datenbankinhalte auf der Internet-</text:p>
            <text:p>seite darzustellen via PHP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5"/>
          <table:table-cell table:style-name="ce8"/>
          <table:table-cell table:number-columns-repeated="245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31" table:content-validation-name="val1" office:value-type="string">
            <text:p>Laufend</text:p>
          </table:table-cell>
          <table:table-cell table:number-columns-repeated="251"/>
        </table:table-row>
        <table:table-row table:style-name="ro7">
          <table:table-cell table:style-name="ce5" office:value-type="string">
            <text:p>Johanes Ullrich</text:p>
          </table:table-cell>
          <table:table-cell table:style-name="ce8" office:value-type="string">
            <text:p>Eine Klasse zum löschen von Reservierungen eines Kunden erstellt</text:p>
          </table:table-cell>
          <table:table-cell table:style-name="ce10" office:value-type="string">
            <text:p>Reservierungen löschen</text:p>
          </table:table-cell>
          <table:table-cell table:style-name="ce13"/>
          <table:table-cell table:style-name="ce31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18">
            <text:p>18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4">
          <table:table-cell table:style-name="ce3" office:value-type="string">
            <text:p>Simon Spangher</text:p>
          </table:table-cell>
          <table:table-cell table:style-name="ce7" office:value-type="string">
            <text:p>Erweiterung der Internetseite</text:p>
          </table:table-cell>
          <table:table-cell table:style-name="ce9" office:value-type="string">
            <text:p>Versuch, Datenbankinhalte auf der Internet-</text:p>
            <text:p>seite darzustellen via PHP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Wieder auffrischen der Perl Grundlagen und Vertiefung des bereits gelernten.</text:p>
          </table:table-cell>
          <table:table-cell table:style-name="ce12" office:value-type="date" office:date-value="2015-04-18">
            <text:p>18.04.2015</text:p>
          </table:table-cell>
          <table:table-cell table:style-name="ce32" table:content-validation-name="val1" office:value-type="string">
            <text:p>Abgeschlossen</text:p>
          </table:table-cell>
          <table:table-cell table:number-columns-repeated="251"/>
        </table:table-row>
        <table:table-row table:style-name="ro4">
          <table:table-cell table:style-name="ce5" office:value-type="string">
            <text:p>Johanes Ullrich</text:p>
          </table:table-cell>
          <table:table-cell table:style-name="ce8" office:value-type="string">
            <text:p>Eine Klasse als Auswahlfenster erstellt. ( Reservierung für Kunde/Vorstellung löschen )</text:p>
          </table:table-cell>
          <table:table-cell table:style-name="ce10" office:value-type="string">
            <text:p>Reservierungen löschen</text:p>
          </table:table-cell>
          <table:table-cell table:style-name="ce13"/>
          <table:table-cell table:style-name="ce32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18">
            <text:p>18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8">
          <table:table-cell table:style-name="ce3" office:value-type="string">
            <text:p>Simon Spangher</text:p>
          </table:table-cell>
          <table:table-cell table:style-name="ce7" office:value-type="string">
            <text:p>Erweiterung der Internetseite</text:p>
          </table:table-cell>
          <table:table-cell table:style-name="ce9" office:value-type="string">
            <text:p>Nach gescheitertem Versuch Datenbankinhalte</text:p>
            <text:p>via PHP darzustellen, geeignete Templates für</text:p>
            <text:p>Datenbankanbindung mit Joomla und MySQL</text:p>
            <text:p>gesucht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6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Nutzung des IMDB Moduls um Daten von IMDB so aufzubereiten, damit Sie in die Kino_DB übertragen werden können. </text:p>
          </table:table-cell>
          <table:table-cell table:style-name="ce12" office:value-type="date" office:date-value="2015-04-18">
            <text:p>18.04.2015</text:p>
          </table:table-cell>
          <table:table-cell table:style-name="ce33" table:content-validation-name="val1" office:value-type="string">
            <text:p>Laufend</text:p>
          </table:table-cell>
          <table:table-cell table:number-columns-repeated="4"/>
          <table:table-cell table:style-name="Default"/>
          <table:table-cell table:number-columns-repeated="246"/>
        </table:table-row>
        <table:table-row table:style-name="ro4">
          <table:table-cell table:style-name="ce5" office:value-type="string">
            <text:p>Johanes Ullrich</text:p>
          </table:table-cell>
          <table:table-cell table:style-name="ce8" office:value-type="string">
            <text:p>Eine Klasse zum Kunden löschen hinzugefügt.</text:p>
            <text:p>Auswahlfenster auch für Kunde löschen/anlegen benutzt.</text:p>
          </table:table-cell>
          <table:table-cell table:style-name="ce10" office:value-type="string">
            <text:p>Kunde löschen</text:p>
          </table:table-cell>
          <table:table-cell table:style-name="ce13"/>
          <table:table-cell table:style-name="ce32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3">
          <table:table-cell table:style-name="ce2" office:value-type="date" office:date-value="2015-04-22">
            <text:p>22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6">
          <table:table-cell table:style-name="ce3" office:value-type="string">
            <text:p>Simon Spangher</text:p>
          </table:table-cell>
          <table:table-cell table:style-name="ce7" office:value-type="string">
            <text:p>Erweiterung der Internetseite</text:p>
          </table:table-cell>
          <table:table-cell table:style-name="ce9" office:value-type="string">
            <text:p>Nach weiteren Problemen, Datenbankinhalte</text:p>
            <text:p>auf der Internetseite darzustellen, den Entwurf</text:p>
            <text:p>der Internetseite bis auf Weiteres eingestellt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4"/>
          <table:table-cell table:style-name="ce8"/>
          <table:table-cell table:number-columns-repeated="246"/>
        </table:table-row>
        <table:table-row table:style-name="ro5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Nutzung des IMDB Moduls um Daten von IMDB so aufzubereiten, damit Sie in die Kino_DB übertragen werden können. Es gab diverese Probleme mit dem IMDB Modul, welche auf fehlerhafte Programmierung des IMDB-Moduls, oder Änderungen seitens IMDB zurückzuführen waren.</text:p>
          </table:table-cell>
          <table:table-cell table:style-name="ce12" office:value-type="date" office:date-value="2015-04-18">
            <text:p>18.04.2015</text:p>
          </table:table-cell>
          <table:table-cell table:style-name="ce34" table:content-validation-name="val1" office:value-type="string">
            <text:p>Laufend</text:p>
          </table:table-cell>
          <table:table-cell table:number-columns-repeated="251"/>
        </table:table-row>
        <table:table-row table:style-name="ro8">
          <table:table-cell table:style-name="ce5" office:value-type="string">
            <text:p>Johanes Ullrich</text:p>
          </table:table-cell>
          <table:table-cell table:style-name="ce8" office:value-type="string">
            <text:p>Zurück Knöpfe hinzugefügt.</text:p>
            <text:p/>
            <text:p>Kundenauswahl mit einem Key-Listener zur 'Live'-Suche umgeschrieben:</text:p>
          </table:table-cell>
          <table:table-cell table:style-name="ce10" office:value-type="string">
            <text:p>Programmablauf überarbeiten</text:p>
          </table:table-cell>
          <table:table-cell table:style-name="ce13"/>
          <table:table-cell table:style-name="ce32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23">
            <text:p>23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9">
          <table:table-cell table:style-name="ce3" office:value-type="string">
            <text:p>Simon Spangher</text:p>
          </table:table-cell>
          <table:table-cell table:style-name="ce7" office:value-type="string">
            <text:p>Datenbank anpassen und vorgegebene Grundanforderung</text:p>
            <text:p>umsetzen</text:p>
          </table:table-cell>
          <table:table-cell table:style-name="ce9" office:value-type="string">
            <text:p>Stored Procedures und Trigger definiert und</text:p>
            <text:p>teilweise umgesetzt.</text:p>
            <text:p>Probleme mit Stored Procedure bei der</text:p>
            <text:p>Reservierungen automatisch gelöscht werden</text:p>
            <text:p>sollen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Daten können nun erfolgreich in die Datenbank geschrieben werden. </text:p>
          </table:table-cell>
          <table:table-cell table:style-name="ce12" office:value-type="date" office:date-value="2015-04-18">
            <text:p>18.04.2015</text:p>
          </table:table-cell>
          <table:table-cell table:style-name="ce35" table:content-validation-name="val1" office:value-type="string">
            <text:p>Abgeschlossen</text:p>
          </table:table-cell>
          <table:table-cell table:number-columns-repeated="251"/>
        </table:table-row>
        <table:table-row table:style-name="ro6">
          <table:table-cell table:style-name="ce5" office:value-type="string">
            <text:p>Johanes Ullrich</text:p>
          </table:table-cell>
          <table:table-cell table:style-name="ce8" office:value-type="string">
            <text:p>Eine Klasse zum anzeigen einer Vorstellung erstellt. Durch übergeben von Source im Konstruktor wird hierfür Vorstellungsauswhl und Saal verwendet.</text:p>
          </table:table-cell>
          <table:table-cell table:style-name="ce10" office:value-type="string">
            <text:p>Vorstellungen anzeigen</text:p>
          </table:table-cell>
          <table:table-cell table:style-name="ce13"/>
          <table:table-cell table:style-name="ce35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29">
            <text:p>29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8">
          <table:table-cell table:style-name="ce3" office:value-type="string">
            <text:p>Simon Spangher</text:p>
          </table:table-cell>
          <table:table-cell table:style-name="ce7" office:value-type="string">
            <text:p>Datenbank anpassen und vorgegebene Grundanforderung</text:p>
            <text:p>umsetzen</text:p>
          </table:table-cell>
          <table:table-cell table:style-name="ce9" office:value-type="string">
            <text:p>Auf Wunsch und nach Absprache mit Teamkollegen</text:p>
            <text:p>die Datenbank angepasst, Werte und Datentypen</text:p>
            <text:p>geändert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8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Nach diversen Schwierigkeiten beim Umsetzen der Regeln, welche wir für die Datenbank vereinbart hatten konnte das Löschen von Filmen nun realisiert werden.</text:p>
          </table:table-cell>
          <table:table-cell table:style-name="ce12" office:value-type="date" office:date-value="2015-04-18">
            <text:p>18.04.2015</text:p>
          </table:table-cell>
          <table:table-cell table:style-name="ce35" table:content-validation-name="val1" office:value-type="string">
            <text:p>Abgeschlossen</text:p>
          </table:table-cell>
          <table:table-cell table:number-columns-repeated="251"/>
        </table:table-row>
        <table:table-row table:style-name="ro7">
          <table:table-cell table:style-name="ce5" office:value-type="string">
            <text:p>Johanes Ullrich</text:p>
          </table:table-cell>
          <table:table-cell table:style-name="ce8" office:value-type="string">
            <text:p>Quellcode überprüft und optimiert</text:p>
          </table:table-cell>
          <table:table-cell table:style-name="ce10" office:value-type="string">
            <text:p>Programmcode überprüfen / Bugfix</text:p>
          </table:table-cell>
          <table:table-cell table:style-name="ce13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29">
            <text:p>29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6">
          <table:table-cell table:style-name="ce3" office:value-type="string">
            <text:p>Simon Spangher</text:p>
          </table:table-cell>
          <table:table-cell table:style-name="ce7" office:value-type="string">
            <text:p>Datenbank anpassen und vorgegebene Grundanforderung</text:p>
            <text:p>umsetzen</text:p>
          </table:table-cell>
          <table:table-cell table:style-name="ce9" office:value-type="string">
            <text:p>Problem konnte mit Hilfe der Lehrerin gelöst</text:p>
            <text:p>werden. Event für automatisches Löschen erstellt</text:p>
            <text:p>Datum mit Events in MySQL beschäftigt</text:p>
          </table:table-cell>
          <table:table-cell table:style-name="ce14"/>
          <table:table-cell table:style-name="ce17" table:content-validation-name="val1" office:value-type="string">
            <text:p>Laufend</text:p>
          </table:table-cell>
          <table:table-cell table:number-columns-repeated="251"/>
        </table:table-row>
        <table:table-row table:style-name="ro8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Die Funktion des Perl-Scriptes muss noch erweitert werden um auch Vorstellungen erstellen zu können und gegebenfalls Datensätze zu löschen.</text:p>
          </table:table-cell>
          <table:table-cell table:style-name="ce12" office:value-type="date" office:date-value="2015-04-18">
            <text:p>18.04.2015</text:p>
          </table:table-cell>
          <table:table-cell table:style-name="ce36" table:content-validation-name="val1" office:value-type="string">
            <text:p>Laufend</text:p>
          </table:table-cell>
          <table:table-cell table:number-columns-repeated="251"/>
        </table:table-row>
        <table:table-row table:style-name="ro7">
          <table:table-cell table:style-name="ce5" office:value-type="string">
            <text:p>Johanes Ullrich</text:p>
          </table:table-cell>
          <table:table-cell table:style-name="ce8" office:value-type="string">
            <text:p>Kommentare im gesamtem Quelltext erstellt.</text:p>
          </table:table-cell>
          <table:table-cell table:style-name="ce10" office:value-type="string">
            <text:p>Programmcode überprüfen / Bugfix</text:p>
          </table:table-cell>
          <table:table-cell table:style-name="ce13"/>
          <table:table-cell table:style-name="ce37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4-30">
            <text:p>30.04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8">
          <table:table-cell table:style-name="ce3" office:value-type="string">
            <text:p>Simon Spangher</text:p>
          </table:table-cell>
          <table:table-cell table:style-name="ce7" office:value-type="string">
            <text:p>Datenbank anpassen und vorgegebene Grundanforderung</text:p>
            <text:p>umsetzen</text:p>
          </table:table-cell>
          <table:table-cell table:style-name="ce9" office:value-type="string">
            <text:p>Letzte kleine Änderungen an der Datenbank</text:p>
            <text:p>vorgenommen, diverse Funktionstests in der</text:p>
            <text:p>Datenbank durchgeführt und die Datenbank</text:p>
            <text:p>zum Abschluss gebracht</text:p>
          </table:table-cell>
          <table:table-cell table:style-name="ce14"/>
          <table:table-cell table:style-name="ce35" table:content-validation-name="val1" office:value-type="string">
            <text:p>Abgeschlossen</text:p>
          </table:table-cell>
          <table:table-cell table:number-columns-repeated="251"/>
        </table:table-row>
        <table:table-row table:style-name="ro6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Es gab erneut Schwierigkeiten die geforderten Regeln der Datenbank, im Bezug auf die Vorstellungen, einzuhalten.</text:p>
          </table:table-cell>
          <table:table-cell table:style-name="ce12" office:value-type="date" office:date-value="2015-04-18">
            <text:p>18.04.2015</text:p>
          </table:table-cell>
          <table:table-cell table:style-name="ce37" table:content-validation-name="val1" office:value-type="string">
            <text:p>Laufend</text:p>
          </table:table-cell>
          <table:table-cell table:number-columns-repeated="251"/>
        </table:table-row>
        <table:table-row table:style-name="ro7">
          <table:table-cell table:style-name="ce5" office:value-type="string">
            <text:p>Johanes Ullrich</text:p>
          </table:table-cell>
          <table:table-cell table:style-name="ce8" office:value-type="string">
            <text:p>Einige Fehler behoben.</text:p>
          </table:table-cell>
          <table:table-cell table:style-name="ce10" office:value-type="string">
            <text:p>Programmcode überprüfen / Bugfix</text:p>
          </table:table-cell>
          <table:table-cell table:style-name="ce13"/>
          <table:table-cell table:style-name="ce37" table:content-validation-name="val1" office:value-type="string">
            <text:p>Laufen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date" office:date-value="2015-05-02">
            <text:p>02.05.2015</text:p>
          </table:table-cell>
          <table:table-cell table:style-name="ce6" office:value-type="string">
            <text:p>Was?</text:p>
          </table:table-cell>
          <table:table-cell table:style-name="ce6" office:value-type="string">
            <text:p>ToDo?</text:p>
          </table:table-cell>
          <table:table-cell table:style-name="ce6" office:value-type="string">
            <text:p>Bis?</text:p>
          </table:table-cell>
          <table:table-cell table:style-name="ce6" office:value-type="string">
            <text:p>Status?</text:p>
          </table:table-cell>
          <table:table-cell table:number-columns-repeated="251"/>
        </table:table-row>
        <table:table-row table:style-name="ro5">
          <table:table-cell table:style-name="ce3" office:value-type="string">
            <text:p>Simon Spangher</text:p>
          </table:table-cell>
          <table:table-cell table:style-name="ce7" office:value-type="string">
            <text:p>Internetseite für Projektpräsentation fertigstellen</text:p>
          </table:table-cell>
          <table:table-cell table:style-name="ce9" office:value-type="string">
            <text:p>Die Erstellung der Internetseite wieder</text:p>
            <text:p>aufgenommen und mit Hilfe konnte das Problem</text:p>
            <text:p>der Darstellung von Datenbankinhalten auf</text:p>
            <text:p>der Internetseite behoben werden.</text:p>
            <text:p>Des Weiteren wurden Bilder eingefügt, Inhalte</text:p>
            <text:p>angepasst und Internetseite auf einen</text:p>
            <text:p>vorzeigbaren Stand gebracht</text:p>
          </table:table-cell>
          <table:table-cell table:style-name="ce14"/>
          <table:table-cell table:style-name="ce35" table:content-validation-name="val1" office:value-type="string">
            <text:p>Abgeschlossen</text:p>
          </table:table-cell>
          <table:table-cell table:number-columns-repeated="251"/>
        </table:table-row>
        <table:table-row table:style-name="ro9">
          <table:table-cell table:style-name="ce4" office:value-type="string">
            <text:p>Florian Drummer</text:p>
          </table:table-cell>
          <table:table-cell table:style-name="ce8" office:value-type="string">
            <text:p>Läuffähiges Perl-Skript um Daten von IMDB zu holen und diesen in die Kino_DB schreiben.</text:p>
          </table:table-cell>
          <table:table-cell table:style-name="ce8" office:value-type="string">
            <text:p>Es können nun erfolgreich Vorstellungen erstellt und gelöscht werden. Es werden auch Fehler abgefangen wie ungültige Daten und überschneidende Vorführungen. Das Programm ist hiermit abgeschlossen</text:p>
          </table:table-cell>
          <table:table-cell table:style-name="ce12" office:value-type="date" office:date-value="2015-04-18">
            <text:p>18.04.2015</text:p>
          </table:table-cell>
          <table:table-cell table:style-name="ce38" table:content-validation-name="val1" office:value-type="string">
            <text:p>Abgeschlossen</text:p>
          </table:table-cell>
          <table:table-cell table:number-columns-repeated="251"/>
        </table:table-row>
        <table:table-row table:style-name="ro7">
          <table:table-cell table:style-name="ce5" office:value-type="string">
            <text:p>Johanes Ullrich</text:p>
          </table:table-cell>
          <table:table-cell table:style-name="ce8" office:value-type="string">
            <text:p>Letzte kleine optische Anpassungen durchgeführt</text:p>
          </table:table-cell>
          <table:table-cell table:style-name="ce10" office:value-type="string">
            <text:p>Programmcode überprüfen / Bugfix</text:p>
          </table:table-cell>
          <table:table-cell table:style-name="ce13"/>
          <table:table-cell table:style-name="ce38" table:content-validation-name="val1" office:value-type="string">
            <text:p>Abgeschlossen</text:p>
          </table:table-cell>
          <table:table-cell table:number-columns-repeated="251"/>
        </table:table-row>
        <table:table-row table:style-name="ro2" table:number-rows-repeated="1048464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abelle2" table:style-name="ta2" table:print="false">
        <table:table-column table:style-name="co4" table:number-columns-repeated="256" table:default-cell-style-name="Excel_20_Built-in_20_Normal"/>
        <table:table-row table:style-name="ro10">
          <table:table-cell table:style-name="ce39" table:content-validation-name="val2" office:value-type="string">
            <text:p>Status</text:p>
          </table:table-cell>
          <table:table-cell table:number-columns-repeated="255"/>
        </table:table-row>
        <table:table-row table:style-name="ro10">
          <table:table-cell table:style-name="ce40" table:content-validation-name="val2" office:value-type="string">
            <text:p>Ausstehend</text:p>
          </table:table-cell>
          <table:table-cell table:number-columns-repeated="255"/>
        </table:table-row>
        <table:table-row table:style-name="ro10">
          <table:table-cell table:style-name="ce41" table:content-validation-name="val2" office:value-type="string">
            <text:p>Laufend</text:p>
          </table:table-cell>
          <table:table-cell table:number-columns-repeated="255"/>
        </table:table-row>
        <table:table-row table:style-name="ro10">
          <table:table-cell table:style-name="ce42" table:content-validation-name="val2" office:value-type="string">
            <text:p>Abgeschlossen</text:p>
          </table:table-cell>
          <table:table-cell table:number-columns-repeated="255"/>
        </table:table-row>
        <table:table-row table:style-name="ro10">
          <table:table-cell table:style-name="ce43" table:content-validation-name="val2" office:value-type="string">
            <text:p>Gestoppt</text:p>
          </table:table-cell>
          <table:table-cell table:number-columns-repeated="255"/>
        </table:table-row>
        <table:table-row table:style-name="ro10" table:number-rows-repeated="1048570">
          <table:table-cell table:number-columns-repeated="256"/>
        </table:table-row>
        <table:table-row table:style-name="ro10">
          <table:table-cell table:number-columns-repeated="256"/>
        </table:table-row>
        <table:named-expressions/>
      </table:table>
      <table:table table:name="Tabelle3" table:style-name="ta3" table:print="false">
        <table:table-column table:style-name="co4" table:number-columns-repeated="256" table:default-cell-style-name="Excel_20_Built-in_20_Normal"/>
        <table:table-row table:style-name="ro10" table:number-rows-repeated="1048575">
          <table:table-cell table:number-columns-repeated="256"/>
        </table:table-row>
        <table:table-row table:style-name="ro10">
          <table:table-cell table:number-columns-repeated="256"/>
        </table:table-row>
        <table:named-expressions/>
      </table:table>
      <table:named-expressions>
        <table:named-range table:name="Status" table:base-cell-address="$Tabelle1.$A$1" table:cell-range-address="$Tabelle2.$A$2:.$A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1_5f_2" style:display-name="Excel_CondFormat_1_1_2" style:family="table-cell" style:parent-style-name="Default">
      <style:table-cell-properties fo:background-color="#00b050"/>
    </style:style>
    <style:style style:name="Excel_5f_CondFormat_5f_1_5f_1_5f_3" style:display-name="Excel_CondFormat_1_1_3" style:family="table-cell" style:parent-style-name="Default">
      <style:table-cell-properties fo:background-color="#ffff00"/>
    </style:style>
    <style:style style:name="Excel_5f_CondFormat_5f_1_5f_1_5f_4" style:display-name="Excel_CondFormat_1_1_4" style:family="table-cell" style:parent-style-name="Default">
      <style:table-cell-properties fo:background-color="#ffc000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  <style:style style:name="Excel_5f_CondFormat_5f_1_5f_2_5f_2" style:display-name="Excel_CondFormat_1_2_2" style:family="table-cell" style:parent-style-name="Default">
      <style:table-cell-properties fo:background-color="#00b050"/>
    </style:style>
    <style:style style:name="Excel_5f_CondFormat_5f_1_5f_2_5f_3" style:display-name="Excel_CondFormat_1_2_3" style:family="table-cell" style:parent-style-name="Default">
      <style:table-cell-properties fo:background-color="#ffff00"/>
    </style:style>
    <style:style style:name="Excel_5f_CondFormat_5f_1_5f_2_5f_4" style:display-name="Excel_CondFormat_1_2_4" style:family="table-cell" style:parent-style-name="Default">
      <style:table-cell-properties fo:background-color="#ffc000"/>
    </style:style>
    <style:style style:name="Excel_5f_CondFormat_5f_1_5f_3_5f_1" style:display-name="Excel_CondFormat_1_3_1" style:family="table-cell" style:parent-style-name="Default">
      <style:table-cell-properties fo:background-color="#ff0000"/>
    </style:style>
    <style:style style:name="Excel_5f_CondFormat_5f_1_5f_3_5f_2" style:display-name="Excel_CondFormat_1_3_2" style:family="table-cell" style:parent-style-name="Default">
      <style:table-cell-properties fo:background-color="#00b050"/>
    </style:style>
    <style:style style:name="Excel_5f_CondFormat_5f_1_5f_3_5f_3" style:display-name="Excel_CondFormat_1_3_3" style:family="table-cell" style:parent-style-name="Default">
      <style:table-cell-properties fo:background-color="#ffff00"/>
    </style:style>
    <style:style style:name="Excel_5f_CondFormat_5f_1_5f_3_5f_4" style:display-name="Excel_CondFormat_1_3_4" style:family="table-cell" style:parent-style-name="Default">
      <style:table-cell-properties fo:background-color="#ffc000"/>
    </style:style>
    <style:style style:name="Excel_5f_CondFormat_5f_1_5f_4_5f_1" style:display-name="Excel_CondFormat_1_4_1" style:family="table-cell" style:parent-style-name="Default">
      <style:table-cell-properties fo:background-color="#ff0000"/>
    </style:style>
    <style:style style:name="Excel_5f_CondFormat_5f_1_5f_4_5f_2" style:display-name="Excel_CondFormat_1_4_2" style:family="table-cell" style:parent-style-name="Default">
      <style:table-cell-properties fo:background-color="#00b050"/>
    </style:style>
    <style:style style:name="Excel_5f_CondFormat_5f_1_5f_4_5f_3" style:display-name="Excel_CondFormat_1_4_3" style:family="table-cell" style:parent-style-name="Default">
      <style:table-cell-properties fo:background-color="#ffff00"/>
    </style:style>
    <style:style style:name="Excel_5f_CondFormat_5f_1_5f_4_5f_4" style:display-name="Excel_CondFormat_1_4_4" style:family="table-cell" style:parent-style-name="Default">
      <style:table-cell-properties fo:background-color="#ffc000"/>
    </style:style>
    <style:style style:name="Excel_5f_CondFormat_5f_1_5f_5_5f_1" style:display-name="Excel_CondFormat_1_5_1" style:family="table-cell" style:parent-style-name="Default">
      <style:table-cell-properties fo:background-color="#ff0000"/>
    </style:style>
    <style:style style:name="Excel_5f_CondFormat_5f_1_5f_5_5f_2" style:display-name="Excel_CondFormat_1_5_2" style:family="table-cell" style:parent-style-name="Default">
      <style:table-cell-properties fo:background-color="#00b050"/>
    </style:style>
    <style:style style:name="Excel_5f_CondFormat_5f_1_5f_5_5f_3" style:display-name="Excel_CondFormat_1_5_3" style:family="table-cell" style:parent-style-name="Default">
      <style:table-cell-properties fo:background-color="#ffff00"/>
    </style:style>
    <style:style style:name="Excel_5f_CondFormat_5f_1_5f_5_5f_4" style:display-name="Excel_CondFormat_1_5_4" style:family="table-cell" style:parent-style-name="Default">
      <style:table-cell-properties fo:background-color="#ffc000"/>
    </style:style>
    <style:style style:name="Excel_5f_CondFormat_5f_1_5f_6_5f_1" style:display-name="Excel_CondFormat_1_6_1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b050"/>
    </style:style>
    <style:style style:name="Excel_5f_CondFormat_5f_1_5f_6_5f_3" style:display-name="Excel_CondFormat_1_6_3" style:family="table-cell" style:parent-style-name="Default">
      <style:table-cell-properties fo:background-color="#ffff00"/>
    </style:style>
    <style:style style:name="Excel_5f_CondFormat_5f_1_5f_6_5f_4" style:display-name="Excel_CondFormat_1_6_4" style:family="table-cell" style:parent-style-name="Default">
      <style:table-cell-properties fo:background-color="#ffc0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b050"/>
    </style:style>
    <style:style style:name="Excel_5f_CondFormat_5f_1_5f_7_5f_3" style:display-name="Excel_CondFormat_1_7_3" style:family="table-cell" style:parent-style-name="Default">
      <style:table-cell-properties fo:background-color="#ffff00"/>
    </style:style>
    <style:style style:name="Excel_5f_CondFormat_5f_1_5f_7_5f_4" style:display-name="Excel_CondFormat_1_7_4" style:family="table-cell" style:parent-style-name="Default">
      <style:table-cell-properties fo:background-color="#ffc000"/>
    </style:style>
    <style:style style:name="Excel_5f_CondFormat_5f_1_5f_8_5f_1" style:display-name="Excel_CondFormat_1_8_1" style:family="table-cell" style:parent-style-name="Default">
      <style:table-cell-properties fo:background-color="#ff0000"/>
    </style:style>
    <style:style style:name="Excel_5f_CondFormat_5f_1_5f_8_5f_2" style:display-name="Excel_CondFormat_1_8_2" style:family="table-cell" style:parent-style-name="Default">
      <style:table-cell-properties fo:background-color="#00b050"/>
    </style:style>
    <style:style style:name="Excel_5f_CondFormat_5f_1_5f_8_5f_3" style:display-name="Excel_CondFormat_1_8_3" style:family="table-cell" style:parent-style-name="Default">
      <style:table-cell-properties fo:background-color="#ffff00"/>
    </style:style>
    <style:style style:name="Excel_5f_CondFormat_5f_1_5f_8_5f_4" style:display-name="Excel_CondFormat_1_8_4" style:family="table-cell" style:parent-style-name="Default">
      <style:table-cell-properties fo:background-color="#ffc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  <style:style style:name="Excel_5f_CondFormat_5f_1_5f_9_5f_2" style:display-name="Excel_CondFormat_1_9_2" style:family="table-cell" style:parent-style-name="Default">
      <style:table-cell-properties fo:background-color="#00b050"/>
    </style:style>
    <style:style style:name="Excel_5f_CondFormat_5f_1_5f_9_5f_3" style:display-name="Excel_CondFormat_1_9_3" style:family="table-cell" style:parent-style-name="Default">
      <style:table-cell-properties fo:background-color="#ffff00"/>
    </style:style>
    <style:style style:name="Excel_5f_CondFormat_5f_1_5f_9_5f_4" style:display-name="Excel_CondFormat_1_9_4" style:family="table-cell" style:parent-style-name="Default">
      <style:table-cell-properties fo:background-color="#ffc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0_5f_2" style:display-name="Excel_CondFormat_1_10_2" style:family="table-cell" style:parent-style-name="Default">
      <style:table-cell-properties fo:background-color="#00b050"/>
    </style:style>
    <style:style style:name="Excel_5f_CondFormat_5f_1_5f_10_5f_3" style:display-name="Excel_CondFormat_1_10_3" style:family="table-cell" style:parent-style-name="Default">
      <style:table-cell-properties fo:background-color="#ffff00"/>
    </style:style>
    <style:style style:name="Excel_5f_CondFormat_5f_1_5f_10_5f_4" style:display-name="Excel_CondFormat_1_10_4" style:family="table-cell" style:parent-style-name="Default">
      <style:table-cell-properties fo:background-color="#ffc000"/>
    </style:style>
    <style:style style:name="Excel_5f_CondFormat_5f_1_5f_11_5f_1" style:display-name="Excel_CondFormat_1_11_1" style:family="table-cell" style:parent-style-name="Default">
      <style:table-cell-properties fo:background-color="#ff0000"/>
    </style:style>
    <style:style style:name="Excel_5f_CondFormat_5f_1_5f_11_5f_2" style:display-name="Excel_CondFormat_1_11_2" style:family="table-cell" style:parent-style-name="Default">
      <style:table-cell-properties fo:background-color="#00b050"/>
    </style:style>
    <style:style style:name="Excel_5f_CondFormat_5f_1_5f_11_5f_3" style:display-name="Excel_CondFormat_1_11_3" style:family="table-cell" style:parent-style-name="Default">
      <style:table-cell-properties fo:background-color="#ffff00"/>
    </style:style>
    <style:style style:name="Excel_5f_CondFormat_5f_1_5f_11_5f_4" style:display-name="Excel_CondFormat_1_11_4" style:family="table-cell" style:parent-style-name="Default">
      <style:table-cell-properties fo:background-color="#ffc000"/>
    </style:style>
    <style:style style:name="Excel_5f_CondFormat_5f_1_5f_12_5f_1" style:display-name="Excel_CondFormat_1_12_1" style:family="table-cell" style:parent-style-name="Default">
      <style:table-cell-properties fo:background-color="#ff0000"/>
    </style:style>
    <style:style style:name="Excel_5f_CondFormat_5f_1_5f_12_5f_2" style:display-name="Excel_CondFormat_1_12_2" style:family="table-cell" style:parent-style-name="Default">
      <style:table-cell-properties fo:background-color="#00b050"/>
    </style:style>
    <style:style style:name="Excel_5f_CondFormat_5f_1_5f_12_5f_3" style:display-name="Excel_CondFormat_1_12_3" style:family="table-cell" style:parent-style-name="Default">
      <style:table-cell-properties fo:background-color="#ffff00"/>
    </style:style>
    <style:style style:name="Excel_5f_CondFormat_5f_1_5f_12_5f_4" style:display-name="Excel_CondFormat_1_12_4" style:family="table-cell" style:parent-style-name="Default">
      <style:table-cell-properties fo:background-color="#ffc000"/>
    </style:style>
    <style:style style:name="Excel_5f_CondFormat_5f_1_5f_13_5f_1" style:display-name="Excel_CondFormat_1_13_1" style:family="table-cell" style:parent-style-name="Default">
      <style:table-cell-properties fo:background-color="#ff0000"/>
    </style:style>
    <style:style style:name="Excel_5f_CondFormat_5f_1_5f_13_5f_2" style:display-name="Excel_CondFormat_1_13_2" style:family="table-cell" style:parent-style-name="Default">
      <style:table-cell-properties fo:background-color="#00b050"/>
    </style:style>
    <style:style style:name="Excel_5f_CondFormat_5f_1_5f_13_5f_3" style:display-name="Excel_CondFormat_1_13_3" style:family="table-cell" style:parent-style-name="Default">
      <style:table-cell-properties fo:background-color="#ffff00"/>
    </style:style>
    <style:style style:name="Excel_5f_CondFormat_5f_1_5f_13_5f_4" style:display-name="Excel_CondFormat_1_13_4" style:family="table-cell" style:parent-style-name="Default">
      <style:table-cell-properties fo:background-color="#ffc000"/>
    </style:style>
    <style:style style:name="Excel_5f_CondFormat_5f_1_5f_14_5f_1" style:display-name="Excel_CondFormat_1_14_1" style:family="table-cell" style:parent-style-name="Default">
      <style:table-cell-properties fo:background-color="#ff0000"/>
    </style:style>
    <style:style style:name="Excel_5f_CondFormat_5f_1_5f_14_5f_2" style:display-name="Excel_CondFormat_1_14_2" style:family="table-cell" style:parent-style-name="Default">
      <style:table-cell-properties fo:background-color="#00b050"/>
    </style:style>
    <style:style style:name="Excel_5f_CondFormat_5f_1_5f_14_5f_3" style:display-name="Excel_CondFormat_1_14_3" style:family="table-cell" style:parent-style-name="Default">
      <style:table-cell-properties fo:background-color="#ffff00"/>
    </style:style>
    <style:style style:name="Excel_5f_CondFormat_5f_1_5f_14_5f_4" style:display-name="Excel_CondFormat_1_14_4" style:family="table-cell" style:parent-style-name="Default">
      <style:table-cell-properties fo:background-color="#ffc000"/>
    </style:style>
    <style:style style:name="Excel_5f_CondFormat_5f_1_5f_15_5f_1" style:display-name="Excel_CondFormat_1_15_1" style:family="table-cell" style:parent-style-name="Default">
      <style:table-cell-properties fo:background-color="#ff0000"/>
    </style:style>
    <style:style style:name="Excel_5f_CondFormat_5f_1_5f_15_5f_2" style:display-name="Excel_CondFormat_1_15_2" style:family="table-cell" style:parent-style-name="Default">
      <style:table-cell-properties fo:background-color="#00b050"/>
    </style:style>
    <style:style style:name="Excel_5f_CondFormat_5f_1_5f_15_5f_3" style:display-name="Excel_CondFormat_1_15_3" style:family="table-cell" style:parent-style-name="Default">
      <style:table-cell-properties fo:background-color="#ffff00"/>
    </style:style>
    <style:style style:name="Excel_5f_CondFormat_5f_1_5f_15_5f_4" style:display-name="Excel_CondFormat_1_15_4" style:family="table-cell" style:parent-style-name="Default">
      <style:table-cell-properties fo:background-color="#ffc000"/>
    </style:style>
    <style:style style:name="Excel_5f_CondFormat_5f_1_5f_16_5f_1" style:display-name="Excel_CondFormat_1_16_1" style:family="table-cell" style:parent-style-name="Default">
      <style:table-cell-properties fo:background-color="#ff0000"/>
    </style:style>
    <style:style style:name="Excel_5f_CondFormat_5f_1_5f_16_5f_2" style:display-name="Excel_CondFormat_1_16_2" style:family="table-cell" style:parent-style-name="Default">
      <style:table-cell-properties fo:background-color="#00b050"/>
    </style:style>
    <style:style style:name="Excel_5f_CondFormat_5f_1_5f_16_5f_3" style:display-name="Excel_CondFormat_1_16_3" style:family="table-cell" style:parent-style-name="Default">
      <style:table-cell-properties fo:background-color="#ffff00"/>
    </style:style>
    <style:style style:name="Excel_5f_CondFormat_5f_1_5f_16_5f_4" style:display-name="Excel_CondFormat_1_16_4" style:family="table-cell" style:parent-style-name="Default">
      <style:table-cell-properties fo:background-color="#ffc000"/>
    </style:style>
    <style:style style:name="Excel_5f_CondFormat_5f_1_5f_17_5f_1" style:display-name="Excel_CondFormat_1_17_1" style:family="table-cell" style:parent-style-name="Default">
      <style:table-cell-properties fo:background-color="#ff0000"/>
    </style:style>
    <style:style style:name="Excel_5f_CondFormat_5f_1_5f_17_5f_2" style:display-name="Excel_CondFormat_1_17_2" style:family="table-cell" style:parent-style-name="Default">
      <style:table-cell-properties fo:background-color="#00b050"/>
    </style:style>
    <style:style style:name="Excel_5f_CondFormat_5f_1_5f_17_5f_3" style:display-name="Excel_CondFormat_1_17_3" style:family="table-cell" style:parent-style-name="Default">
      <style:table-cell-properties fo:background-color="#ffff00"/>
    </style:style>
    <style:style style:name="Excel_5f_CondFormat_5f_1_5f_17_5f_4" style:display-name="Excel_CondFormat_1_17_4" style:family="table-cell" style:parent-style-name="Default">
      <style:table-cell-properties fo:background-color="#ffc000"/>
    </style:style>
    <style:style style:name="Excel_5f_CondFormat_5f_1_5f_18_5f_1" style:display-name="Excel_CondFormat_1_18_1" style:family="table-cell" style:parent-style-name="Default">
      <style:table-cell-properties fo:background-color="#ff0000"/>
    </style:style>
    <style:style style:name="Excel_5f_CondFormat_5f_1_5f_18_5f_2" style:display-name="Excel_CondFormat_1_18_2" style:family="table-cell" style:parent-style-name="Default">
      <style:table-cell-properties fo:background-color="#00b050"/>
    </style:style>
    <style:style style:name="Excel_5f_CondFormat_5f_1_5f_18_5f_3" style:display-name="Excel_CondFormat_1_18_3" style:family="table-cell" style:parent-style-name="Default">
      <style:table-cell-properties fo:background-color="#ffff00"/>
    </style:style>
    <style:style style:name="Excel_5f_CondFormat_5f_1_5f_18_5f_4" style:display-name="Excel_CondFormat_1_18_4" style:family="table-cell" style:parent-style-name="Default">
      <style:table-cell-properties fo:background-color="#ffc000"/>
    </style:style>
    <style:style style:name="Excel_5f_CondFormat_5f_1_5f_19_5f_1" style:display-name="Excel_CondFormat_1_19_1" style:family="table-cell" style:parent-style-name="Default">
      <style:table-cell-properties fo:background-color="#ff0000"/>
    </style:style>
    <style:style style:name="Excel_5f_CondFormat_5f_1_5f_19_5f_2" style:display-name="Excel_CondFormat_1_19_2" style:family="table-cell" style:parent-style-name="Default">
      <style:table-cell-properties fo:background-color="#00b050"/>
    </style:style>
    <style:style style:name="Excel_5f_CondFormat_5f_1_5f_19_5f_3" style:display-name="Excel_CondFormat_1_19_3" style:family="table-cell" style:parent-style-name="Default">
      <style:table-cell-properties fo:background-color="#ffff00"/>
    </style:style>
    <style:style style:name="Excel_5f_CondFormat_5f_1_5f_19_5f_4" style:display-name="Excel_CondFormat_1_19_4" style:family="table-cell" style:parent-style-name="Default">
      <style:table-cell-properties fo:background-color="#ffc000"/>
    </style:style>
    <style:style style:name="Excel_5f_CondFormat_5f_1_5f_20_5f_1" style:display-name="Excel_CondFormat_1_20_1" style:family="table-cell" style:parent-style-name="Default">
      <style:table-cell-properties fo:background-color="#ff0000"/>
    </style:style>
    <style:style style:name="Excel_5f_CondFormat_5f_1_5f_20_5f_2" style:display-name="Excel_CondFormat_1_20_2" style:family="table-cell" style:parent-style-name="Default">
      <style:table-cell-properties fo:background-color="#00b050"/>
    </style:style>
    <style:style style:name="Excel_5f_CondFormat_5f_1_5f_20_5f_3" style:display-name="Excel_CondFormat_1_20_3" style:family="table-cell" style:parent-style-name="Default">
      <style:table-cell-properties fo:background-color="#ffff00"/>
    </style:style>
    <style:style style:name="Excel_5f_CondFormat_5f_1_5f_20_5f_4" style:display-name="Excel_CondFormat_1_20_4" style:family="table-cell" style:parent-style-name="Default">
      <style:table-cell-properties fo:background-color="#ffc000"/>
    </style:style>
    <style:style style:name="Excel_5f_CondFormat_5f_1_5f_21_5f_1" style:display-name="Excel_CondFormat_1_21_1" style:family="table-cell" style:parent-style-name="Default">
      <style:table-cell-properties fo:background-color="#ff0000"/>
    </style:style>
    <style:style style:name="Excel_5f_CondFormat_5f_1_5f_21_5f_2" style:display-name="Excel_CondFormat_1_21_2" style:family="table-cell" style:parent-style-name="Default">
      <style:table-cell-properties fo:background-color="#00b050"/>
    </style:style>
    <style:style style:name="Excel_5f_CondFormat_5f_1_5f_21_5f_3" style:display-name="Excel_CondFormat_1_21_3" style:family="table-cell" style:parent-style-name="Default">
      <style:table-cell-properties fo:background-color="#ffff00"/>
    </style:style>
    <style:style style:name="Excel_5f_CondFormat_5f_1_5f_21_5f_4" style:display-name="Excel_CondFormat_1_21_4" style:family="table-cell" style:parent-style-name="Default">
      <style:table-cell-properties fo:background-color="#ffc000"/>
    </style:style>
    <style:style style:name="Excel_5f_CondFormat_5f_1_5f_22_5f_1" style:display-name="Excel_CondFormat_1_22_1" style:family="table-cell" style:parent-style-name="Default">
      <style:table-cell-properties fo:background-color="#ff0000"/>
    </style:style>
    <style:style style:name="Excel_5f_CondFormat_5f_1_5f_22_5f_2" style:display-name="Excel_CondFormat_1_22_2" style:family="table-cell" style:parent-style-name="Default">
      <style:table-cell-properties fo:background-color="#00b050"/>
    </style:style>
    <style:style style:name="Excel_5f_CondFormat_5f_1_5f_22_5f_3" style:display-name="Excel_CondFormat_1_22_3" style:family="table-cell" style:parent-style-name="Default">
      <style:table-cell-properties fo:background-color="#ffff00"/>
    </style:style>
    <style:style style:name="Excel_5f_CondFormat_5f_1_5f_22_5f_4" style:display-name="Excel_CondFormat_1_22_4" style:family="table-cell" style:parent-style-name="Default">
      <style:table-cell-properties fo:background-color="#ffc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3.05.2015</text:date>, <text:time>12:16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3T12:15:38</dc:date>
    <meta:editing-cycles>3</meta:editing-cycles>
    <meta:editing-duration>PT1H27M10S</meta:editing-duration>
    <meta:document-statistic meta:table-count="3" meta:cell-count="403" meta:object-count="0"/>
    <meta:generator>OpenOffice/4.0.1$Win32 OpenOffice.org_project/401m5$Build-9714</meta:generator>
  </office:meta>
</office:document-meta>
</file>